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stions à poser</text:p>
      <text:list xml:id="list33600470" text:style-name="L1">
        <text:list-item>
          <text:p text:style-name="P1">différence de mise en place des liens visualiser/telecharger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J MARTINEZ</meta:initial-creator>
    <meta:creation-date>2011-10-20T13:46:53.53</meta:creation-date>
    <dc:date>2011-10-20T16:44:29.65</dc:date>
    <dc:creator>PJ MARTINEZ</dc:creator>
    <meta:editing-duration>PT2H57M35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2" meta:word-count="12" meta:character-count="78"/>
  </office:meta>
</office:document-meta>
</file>